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Atavyros" svg:font-family="Atavyr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7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start" style:justify-single-word="false" style:snap-to-layout-grid="false"/>
      <style:text-properties style:font-name="Alfios" fo:font-size="11pt" fo:font-style="normal" officeooo:paragraph-rsid="0013e67a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7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8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Alfios" fo:font-size="11pt" fo:font-style="normal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100c89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122399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1da1f9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291dd5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lfios" fo:font-size="11pt" fo:font-style="normal" officeooo:paragraph-rsid="002673fd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22de6f" officeooo:paragraph-rsid="0022de6f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1da1f9" officeooo:paragraph-rsid="001da1f9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29cdb3" officeooo:paragraph-rsid="0029cdb3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rsid="00213b77" officeooo:paragraph-rsid="00213b77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lfios" fo:font-size="11pt" fo:font-style="normal" officeooo:rsid="00213b77" officeooo:paragraph-rsid="00213b77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lfios" fo:font-size="11pt" officeooo:paragraph-rsid="002673fd" style:font-name-asian="BAAAAA+TimesNewRomanPS-ItalicMT" style:font-size-asian="11pt" style:font-name-complex="BAAAAA+TimesNewRomanPS-ItalicMT" style:font-size-complex="11pt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25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26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28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29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32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style:font-size-asian="11pt" style:font-style-asian="normal" style:font-size-complex="11pt" style:font-style-complex="normal"/>
    </style:style>
    <style:style style:name="P33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officeooo:paragraph-rsid="0019740b" style:font-size-asian="11pt" style:font-style-asian="normal" style:font-size-complex="11pt" style:font-style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lfios" fo:font-size="11pt" fo:font-style="normal" officeooo:paragraph-rsid="0013e67a" style:font-size-asian="11pt" style:font-style-asian="normal" style:font-size-complex="11pt" style:font-style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lfios" fo:font-size="11pt" fo:font-style="normal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36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8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0pt" style:font-style-complex="italic"/>
    </style:style>
    <style:style style:name="P39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2pt" style:font-style-complex="italic"/>
    </style:style>
    <style:style style:name="P40" style:family="paragraph" style:parent-style-name="Table_20_Contents">
      <style:paragraph-properties fo:text-align="end" style:justify-single-word="false" style:snap-to-layout-grid="false"/>
      <style:text-properties style:font-name="Candara" fo:font-size="8pt" fo:font-style="italic" style:font-size-asian="8pt" style:font-style-asian="italic" style:font-size-complex="8pt" style:font-style-complex="italic"/>
    </style:style>
    <style:style style:name="P41" style:family="paragraph" style:parent-style-name="Table_20_Contents">
      <style:paragraph-properties fo:text-align="end" style:justify-single-word="false" style:snap-to-layout-grid="false"/>
      <style:text-properties style:font-name="Candara" fo:font-size="12pt" fo:font-style="italic" style:font-size-asian="12pt" style:font-style-asian="italic" style:font-size-complex="12pt" style:font-style-complex="italic"/>
    </style:style>
    <style:style style:name="P4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4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4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Candara" fo:font-size="10pt" fo:language="en" fo:country="US" fo:font-style="italic" style:letter-kerning="true" style:font-name-asian="DejaVu Sans1" style:font-size-asian="10pt" style:language-asian="zxx" style:country-asian="none" style:font-style-asian="italic" style:font-name-complex="DejaVu Sans1" style:font-size-complex="10pt" style:language-complex="zxx" style:country-complex="none" style:font-style-complex="italic" fo:hyphenate="false" fo:hyphenation-remain-char-count="2" fo:hyphenation-push-char-count="2"/>
    </style:style>
    <style:style style:name="P4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4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10pt" fo:language="en" fo:country="US" fo:font-style="italic" fo:font-weight="bold" style:letter-kerning="true" style:font-name-asian="BAAAAA+TimesNewRomanPS-ItalicMT" style:font-size-asian="10pt" style:language-asian="zxx" style:country-asian="none" style:font-style-asian="italic" style:font-weight-asian="bold" style:font-name-complex="BAAAAA+TimesNewRomanPS-ItalicMT" style:font-size-complex="12pt" style:language-complex="zxx" style:country-complex="none" style:font-style-complex="italic" style:font-weight-complex="bold" fo:hyphenate="false" fo:hyphenation-remain-char-count="2" fo:hyphenation-push-char-count="2"/>
    </style:style>
    <style:style style:name="P4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48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tavyros" fo:font-size="30pt" fo:font-style="normal" fo:font-weight="normal" style:font-name-asian="BAAAAA+TimesNewRomanPS-ItalicMT" style:font-size-asian="30pt" style:font-style-asian="normal" style:font-weight-asian="normal" style:font-name-complex="BAAAAA+TimesNewRomanPS-ItalicMT" style:font-size-complex="30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1pt" fo:font-style="normal" officeooo:paragraph-rsid="003100d5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T1" style:family="text">
      <style:text-properties style:use-window-font-color="true" style:font-name="Alfios" fo:font-size="11pt" fo:language="en" fo:country="US" fo:font-style="normal" style:letter-kerning="true" style:font-name-asian="DejaVu Sans1" style:font-size-asian="11pt" style:language-asian="zxx" style:country-asian="none" style:font-style-asian="normal" style:font-name-complex="DejaVu Sans1" style:font-size-complex="11pt" style:language-complex="zxx" style:country-complex="none" style:font-style-complex="normal"/>
    </style:style>
    <style:style style:name="T2" style:family="text">
      <style:text-properties officeooo:rsid="000a410c"/>
    </style:style>
    <style:style style:name="T3" style:family="text">
      <style:text-properties officeooo:rsid="000bd8a6"/>
    </style:style>
    <style:style style:name="T4" style:family="text">
      <style:text-properties officeooo:rsid="000c496d"/>
    </style:style>
    <style:style style:name="T5" style:family="text">
      <style:text-properties officeooo:rsid="000cfcde"/>
    </style:style>
    <style:style style:name="T6" style:family="text">
      <style:text-properties style:font-name="Alfios" fo:font-style="normal" style:font-style-asian="normal" style:font-style-complex="normal"/>
    </style:style>
    <style:style style:name="T7" style:family="text">
      <style:text-properties officeooo:rsid="000e84c7"/>
    </style:style>
    <style:style style:name="T8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T9" style:family="text">
      <style:text-properties style:font-name="Candara" fo:font-style="italic" style:font-style-asian="italic" style:font-style-complex="italic"/>
    </style:style>
    <style:style style:name="T10" style:family="text">
      <style:text-properties officeooo:rsid="00100c89"/>
    </style:style>
    <style:style style:name="T11" style:family="text">
      <style:text-properties officeooo:rsid="00122399"/>
    </style:style>
    <style:style style:name="T12" style:family="text">
      <style:text-properties officeooo:rsid="0013e67a"/>
    </style:style>
    <style:style style:name="T13" style:family="text">
      <style:text-properties officeooo:rsid="001701ee"/>
    </style:style>
    <style:style style:name="T14" style:family="text">
      <style:text-properties officeooo:rsid="00183fb3"/>
    </style:style>
    <style:style style:name="T15" style:family="text">
      <style:text-properties officeooo:rsid="0019740b"/>
    </style:style>
    <style:style style:name="T16" style:family="text">
      <style:text-properties officeooo:rsid="001a4705"/>
    </style:style>
    <style:style style:name="T17" style:family="text">
      <style:text-properties officeooo:rsid="001bf3e7"/>
    </style:style>
    <style:style style:name="T18" style:family="text">
      <style:text-properties officeooo:rsid="001da1f9"/>
    </style:style>
    <style:style style:name="T19" style:family="text">
      <style:text-properties officeooo:rsid="001dc05f"/>
    </style:style>
    <style:style style:name="T20" style:family="text">
      <style:text-properties officeooo:rsid="0020323c"/>
    </style:style>
    <style:style style:name="T21" style:family="text">
      <style:text-properties officeooo:rsid="001684cd"/>
    </style:style>
    <style:style style:name="T22" style:family="text">
      <style:text-properties officeooo:rsid="002673fd"/>
    </style:style>
    <style:style style:name="T23" style:family="text">
      <style:text-properties officeooo:rsid="0026fe74"/>
    </style:style>
    <style:style style:name="T24" style:family="text">
      <style:text-properties officeooo:rsid="00286734"/>
    </style:style>
    <style:style style:name="T25" style:family="text">
      <style:text-properties officeooo:rsid="00291dd5"/>
    </style:style>
    <style:style style:name="T26" style:family="text">
      <style:text-properties officeooo:rsid="002d1431"/>
    </style:style>
    <style:style style:name="T27" style:family="text">
      <style:text-properties officeooo:rsid="002f0951"/>
    </style:style>
    <style:style style:name="T28" style:family="text">
      <style:text-properties officeooo:rsid="003100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Alexei Znamensky</text:p>
      <text:p text:style-name="P7">Curriculum Vitæ / Resumé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Contact</text:p>
          </table:table-cell>
          <table:table-cell table:style-name="Table1.B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8">Address</text:p>
          </table:table-cell>
          <table:table-cell table:style-name="Table1.B1" office:value-type="string">
            <text:p text:style-name="P36">Rua Campos Salles, 2535, casa 82 – V. Faustina II</text:p>
            <text:p text:style-name="P35">13272-350 Valinhos-SP</text:p>
            <text:p text:style-name="P35">BRAZIL</text:p>
          </table:table-cell>
        </table:table-row>
        <table:table-row table:style-name="Table1.1">
          <table:table-cell table:style-name="Table1.A1" office:value-type="string">
            <text:p text:style-name="P38">Mobile Phone</text:p>
          </table:table-cell>
          <table:table-cell table:style-name="Table1.B1" office:value-type="string">
            <text:p text:style-name="P32">+55 11 989 787 374</text:p>
          </table:table-cell>
        </table:table-row>
        <table:table-row table:style-name="Table1.1">
          <table:table-cell table:style-name="Table1.A1" office:value-type="string">
            <text:p text:style-name="P38">E-mail/MSN/GTalk</text:p>
          </table:table-cell>
          <table:table-cell table:style-name="Table1.B1" office:value-type="string">
            <text:p text:style-name="P29"><text:a xlink:type="simple" xlink:href="mailto:russoz@gmail.com"><text:span text:style-name="T6">russoz@gmail.com</text:span></text:a></text:p>
          </table:table-cell>
        </table:table-row>
        <table:table-row table:style-name="Table1.5">
          <table:table-cell table:style-name="Table1.A5" office:value-type="string">
            <text:p text:style-name="P44">LinkedIn</text:p>
          </table:table-cell>
          <table:table-cell table:style-name="Table1.B5" office:value-type="string">
            <text:p text:style-name="P42"><text:a xlink:type="simple" xlink:href="http://goo.gl/PKELl"><text:span text:style-name="T1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9">Skills</text:p>
          </table:table-cell>
          <table:table-cell table:style-name="Table1.B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8">Management</text:p>
          </table:table-cell>
          <table:table-cell table:style-name="Table1.B1" office:value-type="string">
            <text:p text:style-name="P31">Proven capacity for leadership and team working</text:p>
            <text:p text:style-name="P32"><text:span text:style-name="T4">8</text:span>+ years of experience <text:span text:style-name="T3">in leadership positions</text:span></text:p>
            <text:p text:style-name="P32">Conflict Management</text:p>
            <text:p text:style-name="P32">Inspiring motivation</text:p>
          </table:table-cell>
        </table:table-row>
        <table:table-row table:style-name="Table1.1">
          <table:table-cell table:style-name="Table1.A1" office:value-type="string">
            <text:p text:style-name="P38">Process Management</text:p>
          </table:table-cell>
          <table:table-cell table:style-name="Table1.B1" office:value-type="string">
            <text:p text:style-name="P31">Discovery of Business Processes for documentation and automation</text:p>
            <text:p text:style-name="P31">Development of BPM based solutions</text:p>
            <text:p text:style-name="P31">Deployment of BPM solutions using IBM BPM suite</text:p>
          </table:table-cell>
        </table:table-row>
        <table:table-row table:style-name="Table1.1">
          <table:table-cell table:style-name="Table1.A1" office:value-type="string">
            <text:p text:style-name="P38">System Administration</text:p>
          </table:table-cell>
          <table:table-cell table:style-name="Table1.B1" office:value-type="string">
            <text:p text:style-name="P31">Experience installing, configuring and managing <text:span text:style-name="T5">IBM software, such as: </text:span>Business Process Manager 7.5.x, WebSphere Application Server v5, v6.x and v7, WebSphere Portal Server v6.0 e v6.1, DB2 Enterprise Server v8 e v9 on Unix/Linux</text:p>
            <text:p text:style-name="P31">Experience assessing and tuning performance</text:p>
            <text:p text:style-name="P32">Experience in Unix/Linux administration since 1995</text:p>
          </table:table-cell>
        </table:table-row>
        <table:table-row table:style-name="Table1.1">
          <table:table-cell table:style-name="Table1.A1" office:value-type="string">
            <text:p text:style-name="P39">Development</text:p>
          </table:table-cell>
          <table:table-cell table:style-name="Table1.B1" office:value-type="string">
            <text:p text:style-name="P4">Solid background in Object Oriented Programming</text:p>
            <text:p text:style-name="P3"><text:span text:style-name="T13">E</text:span>xperience with Java platform <text:span text:style-name="T13">since 1999</text:span></text:p>
            <text:p text:style-name="P3"><text:span text:style-name="T14">E</text:span>xperience with Java Enterprise platform <text:span text:style-name="T14">since 2000</text:span></text:p>
            <text:p text:style-name="P3">Good understanding of the best-practices in development, including Design-Patterns, Component programming</text:p>
            <text:p text:style-name="P3">Fair experience with SCM tooling: git, <text:span text:style-name="T7">cvs</text:span>, Rational ClearCase &amp; Rational ClearQuest</text:p>
            <text:p text:style-name="P3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38">Training</text:p>
          </table:table-cell>
          <table:table-cell table:style-name="Table1.B1" office:value-type="string">
            <text:p text:style-name="P33"><text:span text:style-name="T15">E</text:span>xperience in <text:span text:style-name="T16">teaching</text:span> <text:span text:style-name="T15">technical courses since 1998</text:span></text:p>
            <text:p text:style-name="P33">Main courses taught: <text:span text:style-name="T5">IBM WAS </text:span>v4/v5/v6, Java, Linux, <text:span text:style-name="T17">Unix</text:span></text:p>
            <text:p text:style-name="P31">Development of <text:span text:style-name="T5">training</text:span> material<text:span text:style-name="T5">s</text:span></text:p>
          </table:table-cell>
        </table:table-row>
        <table:table-row table:style-name="Table1.1">
          <table:table-cell table:style-name="Table1.A1" office:value-type="string">
            <text:p text:style-name="P38">Languages</text:p>
          </table:table-cell>
          <table:table-cell table:style-name="Table1.B1" office:value-type="string">
            <text:p text:style-name="P4">Portuguese: Fluent (native)</text:p>
            <text:p text:style-name="P3">English: Fluent (reading, writing, speaking)</text:p>
            <text:p text:style-name="P31">Spanish: Intermediate (reading, <text:span text:style-name="T2">writing, </text:span>speaking)</text:p>
            <text:p text:style-name="P31">German: Beginner (reading, speaking)</text:p>
            <text:p text:style-name="P31">French: Beginner (reading)</text:p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9">Experience</text:p>
          </table:table-cell>
          <table:table-cell table:style-name="Table1.B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25">Movile</text:p>
            <text:p text:style-name="P45">Production Support Manager</text:p>
            <text:p text:style-name="P26">Campinas, SP (Oct/2012 – to date)</text:p>
          </table:table-cell>
          <table:table-cell table:style-name="Table1.B1" office:value-type="string">
            <text:p text:style-name="P12">Responsible <text:span text:style-name="T18">the</text:span> <text:span text:style-name="T18">Production Support </text:span>team <text:span text:style-name="T18">with 10 people and an external 24x7 call center. The team's scope includes (but it is not limited to) supporting </text:span><text:span text:style-name="T19">and monitoring </text:span><text:span text:style-name="T18">the </text:span><text:span text:style-name="T19">company's </text:span><text:span text:style-name="T18">platforms, applications and databases.</text:span></text:p>
            <text:p text:style-name="P18">Responsible for supporting an environment that sends 50 million SMS messages/day, and performs around 20-30 million billing transactions/day.</text:p>
            <text:p text:style-name="P19">Re-structured the area, bringing more visibility and efficiency, and reaching a higher level of quality in services and processes.</text:p>
            <text:p text:style-name="P15"><text:span text:style-name="T18">Creation of an internal Automation group, to </text:span><text:span text:style-name="T27">evolve</text:span><text:span text:style-name="T18"> and optimize the support processes.</text:span></text:p>
            <text:p text:style-name="P19">Interaction with other areas, including Business, Development &amp; <text:span text:style-name="T28">S</text:span>upport teams in other countries, as well as clients and service providers.</text:p>
          </table:table-cell>
        </table:table-row>
        <table:table-row table:style-name="Table1.1">
          <table:table-cell table:style-name="Table1.A1" office:value-type="string">
            <text:p text:style-name="P25">IBM Brazil</text:p>
            <text:p text:style-name="P45">Senior IT Specialist</text:p>
            <text:p text:style-name="P27">São Paulo, SP (Mar/2011 – Sep/2012)</text:p>
          </table:table-cell>
          <table:table-cell table:style-name="Table1.B1" office:value-type="string">
            <text:p text:style-name="P12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  <text:p text:style-name="P12">Has also been assigned to projects focusing in WSRR, Datapower and other technologies.</text:p>
          </table:table-cell>
        </table:table-row>
        <table:table-row table:style-name="Table1.1">
          <table:table-cell table:style-name="Table1.A1" office:value-type="string">
            <text:p text:style-name="P25">Cognizant Tech Solutions</text:p>
            <text:p text:style-name="P28">Senior Support Analyst</text:p>
            <text:p text:style-name="P26">São Paulo, SP (Nov/2009 – Mar/2011)</text:p>
          </table:table-cell>
          <table:table-cell table:style-name="Table1.B1" office:value-type="string">
            <text:p text:style-name="P16"><text:span text:style-name="T25">A</text:span>llocated full-time at Avon Cosmetics Brazil.</text:p>
            <text:p text:style-name="P16"><text:span text:style-name="T25">IBM WAS A</text:span>dministrator in platforms: Solaris, AIX, Linux and Windows.</text:p>
            <text:p text:style-name="P20">Support for development teams onshore, near-shore &amp; off-shore.</text:p>
            <text:p text:style-name="P20">Linux and AIX administration.</text:p>
            <text:p text:style-name="P20">Server configuration automation.</text:p>
          </table:table-cell>
        </table:table-row>
        <table:table-row table:style-name="Table1.1">
          <table:table-cell table:style-name="Table1.A1" office:value-type="string">
            <text:p text:style-name="P25">IBM Brazil</text:p>
            <text:p text:style-name="P45">Senior IT Specialist</text:p>
            <text:p text:style-name="P27">Hortolândia, SP (Apr/2005 – Nov/2009)</text:p>
          </table:table-cell>
          <table:table-cell table:style-name="Table1.B1" office:value-type="string">
            <text:p text:style-name="P12"><text:span text:style-name="T20">H</text:span>ave worked in a handful different projects, always in infrastructure roles, including building and deploying J2EE applications, level 3 &amp; 4 support for environments, encompassing <text:span text:style-name="T20">IBM WAS</text:span> v5.x &amp; v6.x, WebSphere Portal Server v6.x. All these projects were off-shore initiatives within IBM, involving international teams in Brazil, USA, India and Europe.</text:p>
            <text:p text:style-name="P21">WAS guru for the department (circa 300+ people)</text:p>
            <text:p text:style-name="P22">Leader of Administration team in 2 different projects</text:p>
          </table:table-cell>
        </table:table-row>
        <table:table-row table:style-name="Table1.1">
          <table:table-cell table:style-name="Table1.A1" office:value-type="string">
            <text:p text:style-name="P25">Elosoft Informática LTDA</text:p>
            <text:p text:style-name="P45">J2EE Consultant</text:p>
            <text:p text:style-name="P27">Blumenau, SC (May/2004 – Apr/2005)</text:p>
          </table:table-cell>
          <table:table-cell table:style-name="Table1.B1" office:value-type="string">
            <text:p text:style-name="P12">Development of a J2EE application using a MDA technology enabled tool.</text:p>
          </table:table-cell>
        </table:table-row>
        <table:table-row table:style-name="Table1.1">
          <table:table-cell table:style-name="Table1.A1" office:value-type="string">
            <text:p text:style-name="P25">Instituto Brasileiro de</text:p>
            <text:p text:style-name="P24">Tecnologia Avançada (IBTA)</text:p>
            <text:p text:style-name="P45">Training Program Manager</text:p>
            <text:p text:style-name="P27">São Paulo, SP (Dec/2001 – May/2004)</text:p>
          </table:table-cell>
          <table:table-cell table:style-name="Table1.B1" office:value-type="string">
            <text:p text:style-name="P49"><text:span text:style-name="T26">R</text:span>esponsible for Linux, Java and e-business training areas, taking care of technical, logistics and financial aspects. Assisted achieving partnerships with big players of the market, including Sun and IBM.</text:p>
            <text:p text:style-name="P11">Leaded a team with 10 people, and also taught many different courses, including: SUN - SL110 Java Programming for Beginners; SUN - SL275 Java Programming Language; IBM - WF311 Servlet &amp; JSP Development with WSAD v5.x; IBM - WF351 EJB Development with WSAD v5; IBM - WF381 WebSphere App Server Administration v5</text:p>
            <text:p text:style-name="P23"><text:span text:style-name="T22">Training Manager </text:span>(Jun/2002 – <text:span text:style-name="T21">A</text:span><text:span text:style-name="T22">p</text:span><text:span text:style-name="T21">r</text:span>/200<text:span text:style-name="T21">4</text:span>)</text:p>
            <text:p text:style-name="P17"><text:span text:style-name="T22">Teacher and Technical Writer, </text:span>Java <text:span text:style-name="T22">&amp;</text:span> Linux (De<text:span text:style-name="T22">c</text:span>/2001 – Jun/2002)</text:p>
          </table:table-cell>
        </table:table-row>
        <table:table-row table:style-name="Table1.1">
          <table:table-cell table:style-name="Table1.A1" office:value-type="string">
            <text:p text:style-name="P25">Spectrum Engenharia LTDA</text:p>
            <text:p text:style-name="P27">System Analyst</text:p>
            <text:p text:style-name="P27">São Paulo, SP (Abr/2001 - Nov/2001)</text:p>
          </table:table-cell>
          <table:table-cell table:style-name="Table1.B1" office:value-type="string">
            <text:p text:style-name="P12">Open-Source systems integration</text:p>
            <text:p text:style-name="P11">Development with BEA Weblogic, produced a small persistence layer.</text:p>
          </table:table-cell>
        </table:table-row>
        <text:soft-page-break/>
        <table:table-row table:style-name="Table1.1">
          <table:table-cell table:style-name="Table1.A1" office:value-type="string">
            <text:p text:style-name="P25">SQA</text:p>
            <text:p text:style-name="P27">J2EE Programmer</text:p>
            <text:p text:style-name="P27">São Paulo, SP (Abr/2000 – Mar/2001)</text:p>
          </table:table-cell>
          <table:table-cell table:style-name="Table1.B1" office:value-type="string">
            <text:p text:style-name="P12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25">Luz Engenharia Financeira</text:p>
            <text:p text:style-name="P45">Programmer</text:p>
            <text:p text:style-name="P27">São Paulo, SP (Out/1999 – Mar/2000)</text:p>
          </table:table-cell>
          <table:table-cell table:style-name="Table1.B1" office:value-type="string">
            <text:p text:style-name="P12">Development of Risk Analysis software for Financial Industry.</text:p>
          </table:table-cell>
        </table:table-row>
        <table:table-row table:style-name="Table1.1">
          <table:table-cell table:style-name="Table1.A1" office:value-type="string">
            <text:p text:style-name="P25">Laboratório de Sistemas</text:p>
            <text:p text:style-name="P24">Integráveis (LSI-EPUSP)</text:p>
            <text:p text:style-name="P45">System Administrator</text:p>
            <text:p text:style-name="P27">São Paulo, SP (Fev/1994 – Out/1999)</text:p>
          </table:table-cell>
          <table:table-cell table:style-name="Table1.B1" office:value-type="string">
            <text:p text:style-name="P12"><text:span text:style-name="T23">Systems, Networking &amp; Security Administrator, working with </text:span>Solaris, IRIX, Linux and AIX (Jun/1996 – Oct/1999)</text:p>
            <text:p text:style-name="P11">Unix Teacher – LSI courses (1997 – 1999)</text:p>
            <text:p text:style-name="P11">IRIX Teacher – partnership with Silicon Graphics Brazil (1997 – 1998)</text:p>
            <text:p text:style-name="P11">Intern – Parallel Computing <text:span text:style-name="T24">D</text:span>evelopment (Feb 1994 – Jun 1996)</text:p>
          </table:table-cell>
        </table:table-row>
        <table:table-row table:style-name="Table1.1"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29" office:value-type="string">
            <text:p text:style-name="P9">Communities</text:p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29" office:value-type="string">
            <text:p text:style-name="P25">Sociedade de Usuários Java (SouJava)</text:p>
            <text:p text:style-name="P30"><text:a xlink:type="simple" xlink:href="http://www.soujava.org.br/"><text:span text:style-name="Internet_20_link"><text:span text:style-name="T8">http://www.soujava.org.br/</text:span></text:span></text:a></text:p>
            <text:p text:style-name="P27">São Paulo, SP (<text:span text:style-name="T12">since </text:span>Out/1998)</text:p>
          </table:table-cell>
          <table:table-cell table:style-name="Table1.A1" office:value-type="string">
            <text:p text:style-name="P13">Organization <text:span text:style-name="T10">(O</text:span><text:span text:style-name="T11">c</text:span><text:span text:style-name="T10">t/1998 – Jul/2002)</text:span></text:p>
            <text:p text:style-name="P12">Administration and support on events.</text:p>
            <text:p text:style-name="P11">Administration of the group server www.soujava.org.br</text:p>
          </table:table-cell>
        </table:table-row>
        <table:table-row table:style-name="Table1.1">
          <table:table-cell table:style-name="Table1.A29" office:value-type="string">
            <text:p text:style-name="P46">São Paulo Perl Mongers</text:p>
            <text:p text:style-name="P10"><text:a xlink:type="simple" xlink:href="http://sao-paulo.pm.org/"><text:span text:style-name="T9">http://sao-paulo.pm.org/</text:span></text:a></text:p>
            <text:p text:style-name="P27">São Paulo, SP (<text:span text:style-name="T12">since </text:span>May/2008)</text:p>
          </table:table-cell>
          <table:table-cell table:style-name="Table1.A1" office:value-type="string">
            <text:p text:style-name="P14"><text:span text:style-name="T11">Group l</text:span>eader <text:span text:style-name="T11">(</text:span>May/2011 –<text:span text:style-name="T11"> </text:span>Feb/2013<text:span text:style-name="T11">)</text:span></text:p>
            <text:p text:style-name="P14">Active member of the mailing list</text:p>
            <text:p text:style-name="P12">Author of a number of Perl modules, at metacpan.org/author/RUSSOZ</text:p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9">Certifications</text:p>
          </table:table-cell>
          <table:table-cell table:style-name="Table1.B1" office:value-type="string">
            <text:p text:style-name="P32">IBM Certified System Administrator – WAS ND 6.0</text:p>
            <text:p text:style-name="P47"><text:s text:c="2"/>on November, 29th 2005</text:p>
            <text:p text:style-name="P31">Application Dev. with IBM WebSphere Studio, V5.0</text:p>
            <text:p text:style-name="P37"><text:s text:c="2"/>on March, 18th 2004</text:p>
            <text:p text:style-name="P31">Sun Certified Web Component Dev. for J2EE 1.3</text:p>
            <text:p text:style-name="P43"><text:s text:c="2"/>on March, 19th 2004</text:p>
            <text:p text:style-name="P31">Sun Certified Java Programmer for Java 1.4</text:p>
            <text:p text:style-name="P43"><text:s text:c="2"/>on July, 31st 2003</text:p>
            <text:p text:style-name="P31">Linux Professional Institute Certification Level 2</text:p>
            <text:p text:style-name="P43"><text:s text:c="2"/>on June 30th 2003 (LPI000022682, 97fgfk3m5a)</text:p>
            <text:p text:style-name="P31">Linux Professional Institute Certification Level 1</text:p>
            <text:p text:style-name="P43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9">Education</text:p>
          </table:table-cell>
          <table:table-cell table:style-name="Table1.B1" office:value-type="string">
            <text:p text:style-name="P32"/>
          </table:table-cell>
        </table:table-row>
        <table:table-row table:style-name="Table1.1">
          <table:table-cell table:style-name="Table1.A1" office:value-type="string">
            <text:p text:style-name="P38">Graduated</text:p>
            <text:p text:style-name="P38">Dec 2009</text:p>
          </table:table-cell>
          <table:table-cell table:style-name="Table1.B1" office:value-type="string">
            <text:p text:style-name="P32">Gestão de Negócios na Pequena e Média Empresa</text:p>
            <text:p text:style-name="P31">(Business Management in Small and Medium Enterprises)</text:p>
            <text:p text:style-name="P31">Universidade Anhembi-Morumbi</text:p>
            <text:p text:style-name="P31">São Paulo, SP</text:p>
          </table:table-cell>
        </table:table-row>
        <table:table-row table:style-name="Table1.1">
          <table:table-cell table:style-name="Table1.A1" office:value-type="string">
            <text:p text:style-name="P38">Not completed</text:p>
          </table:table-cell>
          <table:table-cell table:style-name="Table1.B1" office:value-type="string">
            <text:p text:style-name="P4">Ciência da Computação (BsC Computer Sciences)</text:p>
            <text:p text:style-name="P31">Instituto de Matemática e Estatística da USP</text:p>
            <text:p text:style-name="P31">São Paulo, SP</text:p>
          </table:table-cell>
        </table:table-row>
        <table:table-row table:style-name="Table1.1">
          <table:table-cell table:style-name="Table1.A1" office:value-type="string">
            <text:p text:style-name="P38">High School</text:p>
            <text:p text:style-name="P38">Dec 1992</text:p>
          </table:table-cell>
          <table:table-cell table:style-name="Table1.B1" office:value-type="string">
            <text:p text:style-name="P5">Colégio Marista de Brasília, </text:p>
            <text:p text:style-name="P34">Brasília, D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Atavyros" svg:font-family="Atavyr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>https://github.com/russoz/CV</text:a><text:tab/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3-10-01T14:48:38</dc:date>
    <meta:editing-cycles>71</meta:editing-cycles>
    <meta:editing-duration>PT22H50M49S</meta:editing-duration>
    <meta:generator>LibreOffice/3.6$Linux_X86_64 LibreOffice_project/360m1$Build-2</meta:generator>
    <meta:document-statistic meta:table-count="1" meta:image-count="0" meta:object-count="0" meta:page-count="3" meta:paragraph-count="147" meta:word-count="944" meta:character-count="6657" meta:non-whitespace-character-count="5846"/>
    <meta:user-defined meta:name="Info 1"/>
    <meta:user-defined meta:name="Info 2"/>
    <meta:user-defined meta:name="Info 3"/>
    <meta:user-defined meta:name="Info 4"/>
  </office:meta>
</office:document-meta>
</file>